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ffff" fo:font-size="16pt" fo:font-weight="bold" officeooo:rsid="001ac5f7" officeooo:paragraph-rsid="001ac5f7" style:font-size-asian="14pt" style:font-weight-asian="bold" style:font-size-complex="16pt" style:font-weight-complex="bold"/>
    </style:style>
    <style:style style:name="P2" style:family="paragraph" style:parent-style-name="Standard">
      <style:text-properties fo:color="#ffffff" fo:font-size="16pt" fo:font-weight="bold" officeooo:rsid="001c76c3" officeooo:paragraph-rsid="001c76c3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ffffff" fo:font-size="16pt" fo:font-weight="bold" officeooo:rsid="001d97b8" officeooo:paragraph-rsid="001d97b8" style:font-size-asian="14pt" style:font-weight-asian="bold" style:font-size-complex="16pt" style:font-weight-complex="bold"/>
    </style:style>
    <style:style style:name="P4" style:family="paragraph" style:parent-style-name="Standard">
      <style:text-properties fo:color="#ffffff" fo:font-size="16pt" fo:font-weight="bold" officeooo:rsid="0020076e" officeooo:paragraph-rsid="0020076e" style:font-size-asian="14pt" style:font-weight-asian="bold" style:font-size-complex="16pt" style:font-weight-complex="bold"/>
    </style:style>
    <style:style style:name="P5" style:family="paragraph" style:parent-style-name="Standard">
      <style:text-properties fo:color="#ffffff" fo:font-size="16pt" fo:font-weight="bold" officeooo:rsid="00202102" officeooo:paragraph-rsid="00202102" style:font-size-asian="14pt" style:font-weight-asian="bold" style:font-size-complex="16pt" style:font-weight-complex="bold"/>
    </style:style>
    <style:style style:name="T1" style:family="text">
      <style:text-properties officeooo:rsid="001c76c3"/>
    </style:style>
    <style:style style:name="T2" style:family="text">
      <style:text-properties officeooo:rsid="001d97b8"/>
    </style:style>
    <style:style style:name="T3" style:family="text">
      <style:text-properties officeooo:rsid="0020076e"/>
    </style:style>
    <style:style style:name="T4" style:family="text">
      <style:text-properties officeooo:rsid="00202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ccess of an advoca<text:span text:style-name="T1">cy communication</text:span></text:p>
      <text:p text:style-name="P2">or campaign is shaped by its communicative</text:p>
      <text:p text:style-name="P2">power, but extrnal factors such as political or</text:p>
      <text:p text:style-name="P2">social events, timing. Even the weather . Can</text:p>
      <text:p text:style-name="P2">affect it too. The purpose of this chapter is</text:p>
      <text:p text:style-name="P2">to bring together the <text:span text:style-name="T2">concepts that we have</text:span></text:p>
      <text:p text:style-name="P3">discussed so far and to consider how to use and</text:p>
      <text:p text:style-name="P3">com<text:span text:style-name="T3">bine them in order to develop strategies</text:span></text:p>
      <text:p text:style-name="P4">for influencing people. What is the appropriate</text:p>
      <text:p text:style-name="P4">form of appeal rational, moral or emotional=</text:p>
      <text:p text:style-name="P4">what is the best way to use and balance the four</text:p>
      <text:p text:style-name="P4">fundamental factors of commun<text:span text:style-name="T4">unication- the</text:span></text:p>
      <text:p text:style-name="P5">content of the information, the design and</text:p>
      <text:p text:style-name="P5">its form, the networks of distibution and the </text:p>
      <text:p text:style-name="P5">its form, networko of distribution and the</text:p>
      <text:p text:style-name="P5">technology employ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aea79f" style:writing-mode="lr-tb" draw:fill="solid" draw:fill-color="#aea79f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46:54.295395996</meta:creation-date>
    <meta:generator>LibreOffice/5.1.6.2$Linux_X86_64 LibreOffice_project/10m0$Build-2</meta:generator>
    <dc:date>2017-03-06T16:58:19.163614857</dc:date>
    <meta:editing-duration>PT5M39S</meta:editing-duration>
    <meta:editing-cycles>2</meta:editing-cycles>
    <meta:document-statistic meta:table-count="0" meta:image-count="0" meta:object-count="0" meta:page-count="1" meta:paragraph-count="16" meta:word-count="117" meta:character-count="683" meta:non-whitespace-character-count="581"/>
  </office:meta>
</office:document-meta>
</file>